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5f8" style:font-size-asian="10pt" style:font-size-complex="10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f5f8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UrbanTitle">
      <style:text-properties style:font-name="arial" fo:font-size="12pt" style:font-size-asian="12pt" style:font-size-complex="12pt"/>
    </style:style>
    <style:style style:name="P4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7" style:family="paragraph" style:parent-style-name="Standard">
      <style:text-properties style:font-name="arial" fo:font-size="12pt" officeooo:paragraph-rsid="000ff5f8" style:font-size-asian="12pt" style:font-size-complex="12pt"/>
    </style:style>
    <style:style style:name="P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letter-spacing="normal" fo:language="fr" fo:country="BE" style:font-name-asian="Calibri" style:font-size-asian="11pt" style:font-name-complex="Calibri" style:font-size-complex="11pt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officeooo:rsid="0012c611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<office:annotation><dc:creator>Auteur inconnu</dc:creator><dc:date>2022-12-09T13:52:51.916827822</dc:date><text:p text:style-name="P14">do text</text:p><text:p text:style-name="P14">from document(at=tlpe, format='odt')</text:p></office:annotation><text:span text:style-name="T9">adresse fd</text:span></text:p>
            <text:p text:style-name="P2">RECOMMANDÉ</text:p>
          </table:table-cell>
        </table:table-row>
      </table:table>
      <text:p text:style-name="P7"/>
      <text:p text:style-name="P3"/>
      <text:p text:style-name="P5">Transmission d'un dossier incomplet – D.IV.33.2°</text:p>
      <text:p text:style-name="P4"/>
      <text:p text:style-name="P8"><text:span text:style-name="Police_20_par_20_défaut"><text:span text:style-name="T7"/></text:span></text:p>
      <text:p text:style-name="P8"><text:span text:style-name="T4">Références SPW :</text:span> <text:text-input text:description="Référence DGATLP">self.referenceDGATLP</text:text-input></text:p>
      <text:p text:style-name="P8"/>
      <text:p text:style-name="P9"><office:annotation><dc:creator>Gauthier Bastien</dc:creator><dc:date>2011-02-16T16:12:24</dc:date><text:p text:style-name="P13">do text if len(self.getApplicants()) &gt; 1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do text if not len(self.getApplicants()) &gt; 1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9"/>
      <text:p text:style-name="P9"/>
      <text:p text:style-name="P9"><text:span text:style-name="T5">Monsieur le Directeur</text:span>,</text:p>
      <text:p text:style-name="P9"/>
      <text:p text:style-name="P9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9"/>
      <text:p text:style-name="P9">Nous vous en souhaitons bonne réception et nous vous prions d'agréer, <text:span text:style-name="T5">Monsieur le Directeur</text:span>, nos <text:s/>salutations distinguées.</text:p>
      <text:p text:style-name="P9"/>
      <text:p text:style-name="P9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  <text:p text:style-name="P11"/>
      <text:p text:style-name="P11"/>
      <text:p text:style-name="P12">Annexe : relevé des pièces manqu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06.430146827</dc:date>
    <dc:language>fr-FR</dc:language>
    <meta:editing-cycles>106</meta:editing-cycles>
    <meta:editing-duration>P1DT10H20M49S</meta:editing-duration>
    <meta:document-statistic meta:table-count="1" meta:image-count="0" meta:object-count="0" meta:page-count="1" meta:paragraph-count="15" meta:word-count="124" meta:character-count="933" meta:non-whitespace-character-count="845"/>
    <meta:user-defined meta:name="Info 1"/>
    <meta:user-defined meta:name="Info 2"/>
    <meta:user-defined meta:name="Info 3"/>
    <meta:user-defined meta:name="Info 4"/>
  </office:meta>
</office:document-meta>
</file>